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fo:font-size="15pt" fo:font-weight="bold" officeooo:rsid="00018631" officeooo:paragraph-rsid="00018631" style:font-size-asian="15pt" style:font-weight-asian="bold" style:font-size-complex="15pt" style:font-weight-complex="bold"/>
    </style:style>
    <style:style style:name="P2" style:family="paragraph" style:parent-style-name="Standard" style:list-style-name="L1">
      <style:text-properties style:text-position="0% 100%" fo:font-size="15pt" fo:font-weight="normal" officeooo:rsid="00018631" officeooo:paragraph-rsid="00018631" style:font-size-asian="15pt" style:font-weight-asian="normal" style:font-size-complex="15pt" style:font-weight-complex="normal"/>
    </style:style>
    <style:style style:name="P3" style:family="paragraph" style:parent-style-name="Standard">
      <style:text-properties style:text-position="0% 100%" fo:font-size="15pt" fo:font-weight="normal" officeooo:rsid="00018631" officeooo:paragraph-rsid="00018631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31cm" fo:text-indent="-0.635cm" fo:margin-left="1.93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What does the following C statement mean. Write detailed explanation.</text:p>
      <text:p text:style-name="P1"><text:s text:c="6"/>Scanf(“%7s”,&amp;str);</text:p>
      <text:p text:style-name="P1">Explanation:</text:p>
      <text:list xml:id="list435527678" text:style-name="L1">
        <text:list-item>
          <text:p text:style-name="P2">%7s means it will take only 7 characters from string.</text:p>
        </text:list-item>
        <text:list-item>
          <text:p text:style-name="P2">If user enterd the characters more than 7 it won’t accept.</text:p>
        </text:list-item>
      </text:list>
      <text:p text:style-name="P3"/>
      <text:p text:style-name="P3">For eg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4:34:30.758017799</meta:creation-date>
    <dc:date>2020-07-19T04:39:07.525859023</dc:date>
    <meta:editing-duration>PT4M37S</meta:editing-duration>
    <meta:editing-cycles>1</meta:editing-cycles>
    <meta:generator>LibreOffice/6.4.4.2$Linux_X86_64 LibreOffice_project/40$Build-2</meta:generator>
    <meta:document-statistic meta:table-count="0" meta:image-count="0" meta:object-count="0" meta:page-count="1" meta:paragraph-count="6" meta:word-count="37" meta:character-count="228" meta:non-whitespace-character-count="193"/>
  </office:meta>
</office:document-meta>
</file>